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eat, I’ll start a deep technical search for the most recent methods proposed in the past 3–5 years (including preprints) for each step of your multi-modal epileptogenic focus localization pipeline. I’ll organize the findings as a list of methods with short technical descriptions and references, and include any open-source code links where available.</text:p>
      <text:p text:style-name="Text_20_body">I’ll begin with morphometric MRI/DTI analysis and proceed through EEG source imaging, fMRI, EEG–fMRI fusion, statistical integration, iEEG confirmation, and finally surgical validation methods.</text:p>
      <text:p text:style-name="Text_20_body">I’ll let you know as soon as the research is ready.</text:p>
      <text:h text:style-name="Heading_20_1" text:outline-level="1">Multimodal Localization of Epileptogenic Zones: Recent Methods (2020–2025)</text:h>
      <text:h text:style-name="Heading_20_2" text:outline-level="2">1. Morphological &amp; Parametric Structural Imaging (MRI, DTI, PET, SPECT)</text:h>
      <text:list text:style-name="L1">
        <text:list-item>
          <text:p text:style-name="P1"><text:span text:style-name="Strong_20_Emphasis">Deep Learning for MRI Lesion Detection</text:span> – Large multi-center studies have applied 3D convolutional neural networks on multimodal MRI (T1, FLAIR) to automatically detect subtle lesions (e.g. focal cortical dysplasias). One such model detected <text:span text:style-name="Emphasis">MRI-negative</text:span> FCD lesions with ~85% sensitivity, greatly exceeding radiologist performance (<text:a xlink:type="simple" xlink:href="https://pmc.ncbi.nlm.nih.gov/articles/PMC8548962/#:~:text=present%20a%20deep%20learning%20method,3D%20voxel%20space%20without%20laborious" text:style-name="Internet_20_link" text:visited-style-name="Visited_20_Internet_20_Link"> Multicenter Validation of a Deep Learning Detection Algorithm for Focal Cortical Dysplasia - PMC </text:a>). More recently, the <text:span text:style-name="Strong_20_Emphasis">MELD Graph</text:span> neural network (a surface-based graph CNN) was trained on &gt;700 MRI-confirmed FCD cases from 23 centers, achieving high sensitivity in finding subtle cortical abnormalities missed by experts (<text:a xlink:type="simple" xlink:href="https://www.news-medical.net/news/20250224/AI-powered-tool-improves-the-detection-of-focal-cortical-dysplasia.aspx#:~:text=In%20the%20study%2C%20the%20researchers,that%20might%20otherwise%20go%20undetected" text:style-name="Internet_20_link" text:visited-style-name="Visited_20_Internet_20_Link"> AI-powered tool improves the detection of focal cortical dysplasia </text:a>) (<text:a xlink:type="simple" xlink:href="https://www.news-medical.net/news/20250224/AI-powered-tool-improves-the-detection-of-focal-cortical-dysplasia.aspx#:~:text=Co,risks%2C%20saving%20money%2C%20improving%20outcomes" text:style-name="Internet_20_link" text:visited-style-name="Visited_20_Internet_20_Link"> AI-powered tool improves the detection of focal cortical dysplasia </text:a>). The MELD Graph tool is open-source, aiming to support clinicians in rapid lesion identification and surgical planning.</text:p>
        </text:list-item>
        <text:list-item>
          <text:p text:style-name="P1"><text:span text:style-name="Strong_20_Emphasis">Diffusion MRI &amp; Differential Tractography</text:span> – Advanced diffusion imaging methods are used to reveal structural connectivity disruptions extending beyond the visible lesion. <text:span text:style-name="Strong_20_Emphasis">Differential tractography</text:span> compares a patient’s diffusion data to healthy controls, “tracking the difference” to highlight white-matter pathways with significantly altered anisotropy (<text:a xlink:type="simple" xlink:href="https://pmc.ncbi.nlm.nih.gov/articles/PMC11741924/#:~:text=patterns%2C%20sophisticated%20analysis%20of%20tractograms,with%20epilepsy%20differs%20from%20controls" text:style-name="Internet_20_link" text:visited-style-name="Visited_20_Internet_20_Link"> Structural connectivity changes in focal epilepsy: Beyond the epileptogenic zone - PMC </text:a>) (<text:a xlink:type="simple" xlink:href="https://pmc.ncbi.nlm.nih.gov/articles/PMC11741924/#:~:text=Differential%20tractography%20uses%20a%20“tracking‐the‐difference”,and%2040" text:style-name="Internet_20_link" text:visited-style-name="Visited_20_Internet_20_Link"> Structural connectivity changes in focal epilepsy: Beyond the epileptogenic zone - PMC </text:a>). This approach (often using high-resolution diffusion spectrum imaging) can resolve complex fiber crossings and pinpoint networks of hypo/hyperconnectivity associated with the epileptogenic zone.</text:p>
        </text:list-item>
        <text:list-item>
          <text:p text:style-name="P1"><text:span text:style-name="Strong_20_Emphasis">PET Metabolic Pattern Analysis</text:span> – <text:span text:style-name="Strong_20_Emphasis">Deep-learning predicted PET</text:span> is a novel technique where a neural network predicts a normal FDG-PET image from the patient’s MRI, then subtracts it from the actual PET. The resulting subtraction (termed <text:span text:style-name="Strong_20_Emphasis">SIPCOM</text:span>) accentuates hypo-metabolic regions corresponding to the EZ (<text:a xlink:type="simple" xlink:href="https://onlinelibrary.wiley.com/doi/abs/10.1002/epi4.12820#:~:text=Deep‐learning%20predicted%20PET%20can%20be,patients%27%20predicted%20and%20clinical%20PET" text:style-name="Internet_20_link" text:visited-style-name="Visited_20_Internet_20_Link">Deep‐learning predicted PET can be subtracted from the true ...</text:a>). This AI-guided PET/MRI integration has shown improved localization in MRI-negative cases. Additionally, new PET tracers targeting neuroinflammation (e.g. ^18F-DPA-714 for TSPO) combined with MRI have demonstrated <text:soft-page-break/>utility in delineating epileptogenic tissue beyond what FDG-PET alone shows (<text:a xlink:type="simple" xlink:href="https://pmc.ncbi.nlm.nih.gov/articles/PMC11802325/#:~:text=Conclusion" text:style-name="Internet_20_link" text:visited-style-name="Visited_20_Internet_20_Link"> Hybrid PET/MRI Imaging of 18F‐Fluorodeoxyglucose and 18‐kDa Translocator Protein for Presurgical Localization in Refractory Epilepsy - PMC </text:a>).</text:p>
        </text:list-item>
        <text:list-item>
          <text:p text:style-name="P1"><text:span text:style-name="Strong_20_Emphasis">SPECT/SISCOM</text:span> – Ictal perfusion SPECT, analyzed via <text:span text:style-name="Strong_20_Emphasis">SISCOM</text:span> (Subtraction of ictal minus interictal SPECT co-registered to MRI), remains a valuable method to localize seizure-onset regions by highlighting focal hyperperfusion. Using statistical mapping (SPM) for SISCOM analysis can improve sensitivity – one study reported an increase in EZ concordance from ~56% (visual analysis) to ~78% with an SPM-based SISCOM workflow (<text:a xlink:type="simple" xlink:href="https://www.frontiersin.org/journals/neurology/articles/10.3389/fneur.2020.00467/full#:~:text=Results%3A%20We%20included%2023%20patients,0856" text:style-name="Internet_20_link" text:visited-style-name="Visited_20_Internet_20_Link">Frontiers | Clinical Usefulness of SISCOM-SPM Compared to Visual Analysis to Locate the Epileptogenic Zone</text:a>). This confirms that quantitative SPECT difference imaging is a robust adjunct for presurgical focus localization, especially in MRI-negative epilepsies.</text:p>
        </text:list-item>
      </text:list>
      <text:h text:style-name="Heading_20_2" text:outline-level="2">2. EEG Source Imaging and Inverse Solutions</text:h>
      <text:list text:style-name="L2">
        <text:list-item>
          <text:p text:style-name="P2"><text:span text:style-name="Strong_20_Emphasis">Bayesian Sparse Source Localization (MSP)</text:span> – Advanced inverse algorithms like the <text:span text:style-name="Strong_20_Emphasis">Multiple Sparse Priors (MSP)</text:span> method improve EEG source imaging by promoting focal solutions. In evaluations on epilepsy patients, MSP localized seizure sources with similar accuracy to standard sLORETA but produced more focal estimates without needing arbitrary regularization thresholds (<text:a xlink:type="simple" xlink:href="https://pubmed.ncbi.nlm.nih.gov/33477100/#:~:text=Results%3A%20%20The%20MSP%20method,in%20terms%20of%20spatial%20dispersion" text:style-name="Internet_20_link" text:visited-style-name="Visited_20_Internet_20_Link">Source localization of epileptic spikes using Multiple Sparse Priors - PubMed</text:a>) (<text:a xlink:type="simple" xlink:href="https://pubmed.ncbi.nlm.nih.gov/33477100/#:~:text=cMEM%20method" text:style-name="Internet_20_link" text:visited-style-name="Visited_20_Internet_20_Link">Source localization of epileptic spikes using Multiple Sparse Priors - PubMed</text:a>). MSP and related methods (e.g. coherent MEG/EEG entropy models) yield tighter source clusters than classical minimum-norm, aiding more precise identification of the irritative zone.</text:p>
        </text:list-item>
        <text:list-item>
          <text:p text:style-name="P2"><text:span text:style-name="Strong_20_Emphasis">Deep Learning Inverse Mapping</text:span> – Data-driven approaches learn a direct mapping from scalp signals to brain source activity. For example, a 2023 framework combined generative modeling and CNNs to localize interictal spikes from MEG with <text:span text:style-name="Emphasis">sublobar</text:span> accuracy (<text:a xlink:type="simple" xlink:href="https://arxiv.org/pdf/2501.11566#:~:text=arXiv%20arxiv,NeuroImage%2C%20281" text:style-name="Internet_20_link" text:visited-style-name="Visited_20_Internet_20_Link">[PDF] artificial neural networks for magnetoencephalography - arXiv</text:a>). Similarly, attention-based deep networks have been proposed to fuse EEG &amp; MEG for source imaging, outperforming traditional inverse methods. A multi-modal deep fusion model (MMDF-ANN) demonstrated that integrating EEG+MEG in one neural network significantly boosts source localization accuracy compared to either modality alone (<text:a xlink:type="simple" xlink:href="https://pmc.ncbi.nlm.nih.gov/articles/PMC11329068/#:~:text=problem,problem%2C%20which%20is%20termed%20as" text:style-name="Internet_20_link" text:visited-style-name="Visited_20_Internet_20_Link"> Multi-Modal Electrophysiological Source Imaging With Attention Neural Networks Based on Deep Fusion of EEG and MEG - PMC </text:a>) (<text:a xlink:type="simple" xlink:href="https://pmc.ncbi.nlm.nih.gov/articles/PMC11329068/#:~:text=MMDF,noise%20ratio" text:style-name="Internet_20_link" text:visited-style-name="Visited_20_Internet_20_Link"> Multi-Modal Electrophysiological Source Imaging With Attention Neural Networks Based on Deep Fusion of EEG and MEG - PMC </text:a>). These learning-based solvers can capture nonlinear relationships and have shown robustness in low SNR scenarios.</text:p>
        </text:list-item>
        <text:list-item>
          <text:p text:style-name="P2"><text:span text:style-name="Strong_20_Emphasis">High-Resolution Head Modeling</text:span> – Improvements in the EEG forward model also enhance source localization. One recent method used an <text:span text:style-name="Strong_20_Emphasis">ultra-high-resolution (0.5 mm)</text:span> finite-difference head model (segmentation-free) and an iterative matching-pursuit algorithm to solve the inverse problem (<text:a xlink:type="simple" xlink:href="https://www.frontiersin.org/journals/neuroscience/articles/10.3389/fnins.2021.695668/full#:~:text=procedure%20is%20repeated%20for%20the,construct%20the%20LFM%20as%20follows" text:style-name="Internet_20_link" text:visited-style-name="Visited_20_Internet_20_Link">Frontiers | High-Resolution EEG Source Localization in Segmentation-Free Head Models Based on Finite-Difference Method and Matching Pursuit Algorithm</text:a>) (<text:a xlink:type="simple" xlink:href="https://www.frontiersin.org/journals/neuroscience/articles/10.3389/fnins.2021.695668/full#:~:text=ϕ%3D%5Bϕ_,”" text:style-name="Internet_20_link" text:visited-style-name="Visited_20_Internet_20_Link">Frontiers | High-Resolution EEG Source Localization in Segmentation-Free Head Models Based on Finite-Difference Method and Matching Pursuit Algorithm</text:a>). This yields a very fine source grid without needing coarse tissue segmentation. Such high-res EEG source imaging systems can localize generators with greater precision, albeit at higher computational cost.</text:p>
        </text:list-item>
        <text:list-item>
          <text:p text:style-name="P2"><text:soft-page-break/><text:span text:style-name="Strong_20_Emphasis">Sparse Electrode Array Automation</text:span> – Practical tools for clinical EEG have emerged (e.g. Persyst <text:span text:style-name="Strong_20_Emphasis">ESI</text:span> by Epilog) that integrate patient MRI with routine EEG for rapid source localization. These utilize realistic head models and often sparse Bayesian inversion to provide 3D source estimates in near real-time, facilitating noninvasive focus hypothesis generation. While commercial, they build on the above advances (MSP, beamformers, etc.) and have reported concordance with intracranial EEG on the order of 70–80% in focal epilepsy (<text:a xlink:type="simple" xlink:href="https://academic.oup.com/braincomms/article/3/4/fcab278/6432037#:~:text=EEG%20source%20imaging%20concordance%20with,The%20challenge%20of" text:style-name="Internet_20_link" text:visited-style-name="Visited_20_Internet_20_Link">EEG source imaging concordance with intracranial EEG and ...</text:a>) (<text:a xlink:type="simple" xlink:href="https://academic.oup.com/braincomms/article/3/4/fcab278/6432037#:~:text=,The%20challenge%20of" text:style-name="Internet_20_link" text:visited-style-name="Visited_20_Internet_20_Link">EEG source imaging concordance with intracranial EEG and ...</text:a>).</text:p>
        </text:list-item>
      </text:list>
      <text:h text:style-name="Heading_20_2" text:outline-level="2">3. fMRI Analysis of Seizure-Related BOLD Patterns</text:h>
      <text:list text:style-name="L3">
        <text:list-item>
          <text:p text:style-name="P3"><text:span text:style-name="Strong_20_Emphasis">Resting-State fMRI Biomarkers</text:span> – Even without overt events, resting-state fMRI can reveal intrinsic network abnormalities in epilepsy. The <text:span text:style-name="Strong_20_Emphasis">amplitude of low-frequency fluctuations (ALFF)</text:span> is a metric of regional BOLD signal amplitude that has shown promise for localizing the seizure onset zone. In a 2021 study of drug-resistant epilepsy patients, ALFF “hotspots” had 93% sensitivity and ~74% concordance with the actual SEEG-defined seizure onset zone (<text:a xlink:type="simple" xlink:href="https://pmc.ncbi.nlm.nih.gov/articles/PMC8629929/#:~:text=ALFF%20demonstrated%20concordant%20clusters%20with,activation%2C%20representing%20increased%20neural%20activities" text:style-name="Internet_20_link" text:visited-style-name="Visited_20_Internet_20_Link"> Individual localization value of resting-state fMRI in epilepsy presurgical evaluation: a combined study with stereo-EEG - PMC </text:a>) (<text:a xlink:type="simple" xlink:href="https://pmc.ncbi.nlm.nih.gov/articles/PMC8629929/#:~:text=ALFF%20had%20high%20concordance%20rate,patient%20level" text:style-name="Internet_20_link" text:visited-style-name="Visited_20_Internet_20_Link"> Individual localization value of resting-state fMRI in epilepsy presurgical evaluation: a combined study with stereo-EEG - PMC </text:a>). Notably, ALFF outperformed other rs-fMRI metrics like regional homogeneity and degree centrality in pinpointing the SOZ. This suggests certain spontaneous BOLD fluctuations directly correlate with epileptogenic tissue.</text:p>
        </text:list-item>
        <text:list-item>
          <text:p text:style-name="P3"><text:span text:style-name="Strong_20_Emphasis">Network Connectivity Mapping</text:span> – Graph theoretical analysis of fMRI connectivity is being leveraged to identify epileptic networks. Researchers have developed patient-specific functional connectome models that distinguish epilepsy patients from controls and highlight nodes related to the EZ (<text:a xlink:type="simple" xlink:href="https://www.nature.com/articles/s41598-022-19121-8#:~:text=IMs%20based%20on%203T%20MRI%2C,Combining%20IMs%20provides" text:style-name="Internet_20_link" text:visited-style-name="Visited_20_Internet_20_Link">Multimodal combination of neuroimaging methods for localizing the epileptogenic zone in MR-negative epilepsy | Scientific Reports</text:a>). For example, altered resting-state connectivity in default-mode and limbic networks has been associated with temporal lobe epileptic foci (<text:a xlink:type="simple" xlink:href="https://www.frontiersin.org/journals/neuroimaging/articles/10.3389/fnimg.2023.1109546/full#:~:text=Resting,lesional%20epilepsy%3A%20a%20pilot%20study" text:style-name="Internet_20_link" text:visited-style-name="Visited_20_Internet_20_Link">Resting-state fMRI can detect alterations in seizure onset and ...</text:a>) (<text:a xlink:type="simple" xlink:href="https://www.sciencedirect.com/science/article/pii/S240584402501076X#:~:text=A%20Specific%20Model%20of%20Resting,state" text:style-name="Internet_20_link" text:visited-style-name="Visited_20_Internet_20_Link">A Specific Model of Resting-state Functional Brain Network in MRI ...</text:a>). Machine learning on functional connectivity patterns (e.g. using support-vector machines or deep neural nets) can classify hemispheric focus lateralization or even localize lobar regions in some cases of non-lesional epilepsy (<text:a xlink:type="simple" xlink:href="https://www.sciencedirect.com/science/article/abs/pii/S1388245721007070#:~:text=metrics%20for%20seizure%20onset%20zone,SEEG%20at%20the%20individual%20level" text:style-name="Internet_20_link" text:visited-style-name="Visited_20_Internet_20_Link">Individual localization value of resting-state fMRI in epilepsy ...</text:a>). These approaches treat the EZ as a network hub with distinct connectivity signature.</text:p>
        </text:list-item>
        <text:list-item>
          <text:p text:style-name="P3"><text:span text:style-name="Strong_20_Emphasis">Ictal/Task fMRI</text:span> – Capturing actual seizures or interictal discharges during fMRI is challenging but yields direct BOLD correlates. Advances in fast fMRI (see Step 4 below) have enabled some <text:span text:style-name="Strong_20_Emphasis">ictal fMRI</text:span> case studies, revealing focal activations and widespread BOLD suppression following seizure onset. Additionally, task-based fMRI paradigms (e.g. memory tasks in temporal lobe epilepsy) can show hypoperfusion or reduced BOLD activation in the affected hippocampus, indirectly flagging the epileptogenic side (<text:a xlink:type="simple" xlink:href="https://www.nature.com/articles/s41598-021-89774-4#:~:text=Epileptogenic%20zone%20detection%20in%20MRI,EZ" text:style-name="Internet_20_link" text:visited-style-name="Visited_20_Internet_20_Link">Epileptogenic zone detection in MRI negative epilepsy using ...</text:a>). Although not as specific as electrical measures, these hemodynamic patterns enrich the multimodal picture of the EZ.</text:p>
        </text:list-item>
      </text:list>
      <text:h text:style-name="Heading_20_2" text:outline-level="2"><text:soft-page-break/>4. Combined EEG–fMRI Time-Locked Analysis</text:h>
      <text:list text:style-name="L4">
        <text:list-item>
          <text:p text:style-name="P4"><text:span text:style-name="Strong_20_Emphasis">EEG-Triggered GLM Mapping</text:span> – The classical approach for simultaneous EEG–fMRI is to use interictal epileptiform discharges (spikes/sharp-waves) marked on EEG as regressors in a general linear model of fMRI data (<text:a xlink:type="simple" xlink:href="https://www.frontiersin.org/journals/neurology/articles/10.3389/fneur.2021.645594/full#:~:text=evaluation%20of%20patients%20with%20epilepsy,reported%20for%20patients%20with%20primary" text:style-name="Internet_20_link" text:visited-style-name="Visited_20_Internet_20_Link">Frontiers | Localization of Epileptic Foci Based on Simultaneous EEG–fMRI Data</text:a>) (<text:a xlink:type="simple" xlink:href="https://www.frontiersin.org/journals/neurology/articles/10.3389/fneur.2021.645594/full#:~:text=analysis%20using%20EEG–fMRI%20data%2C%20the,different%20types%20of%20focal%20epileptic" text:style-name="Internet_20_link" text:visited-style-name="Visited_20_Internet_20_Link">Frontiers | Localization of Epileptic Foci Based on Simultaneous EEG–fMRI Data</text:a>). Recent implementations have improved artifact removal (MRI pulse and ballistocardiac noise) and HRF modeling. This yields <text:span text:style-name="Strong_20_Emphasis">EEG-informed fMRI maps</text:span> of BOLD changes time-locked to epileptic spikes, often identifying a “cluster” of activation or deactivation in the vicinity of the epileptogenic zone. Studies continue to confirm that EEG-fMRI can reveal not only the focus, but also remote network involvement, underscoring the distributed effects of an epileptic discharge (<text:a xlink:type="simple" xlink:href="https://www.frontiersin.org/journals/neurology/articles/10.3389/fneur.2021.645594/full#:~:text=inside%20the%20scanner%2C%20artifact%20removal%2C,patients%20with%20refractory%20epilepsy%20for" text:style-name="Internet_20_link" text:visited-style-name="Visited_20_Internet_20_Link">Frontiers | Localization of Epileptic Foci Based on Simultaneous EEG–fMRI Data</text:a>) (<text:a xlink:type="simple" xlink:href="https://pmc.ncbi.nlm.nih.gov/articles/PMC8988718/#:~:text=studies%20of%20patients%20including%20evaluations,derived%20BOLD%20signal%20changes%20and" text:style-name="Internet_20_link" text:visited-style-name="Visited_20_Internet_20_Link"> Not a Slam-Dunk: Assessing the Role of EEG/fMRI in the Presurgical Evaluation - PMC </text:a>). Modern analyses may also include deconvolution to capture variability in the hemodynamic response per event.</text:p>
        </text:list-item>
        <text:list-item>
          <text:p text:style-name="P4"><text:span text:style-name="Strong_20_Emphasis">Fast Concurrent EEG-fMRI</text:span> – A recent innovation is using <text:span text:style-name="Strong_20_Emphasis">ultra-fast fMRI sequences</text:span> to improve EEG–fMRI sensitivity. One group implemented a sparse-sampling EPI at 10 Hz (0.1 s volume acquisition, then 1.9 s pause for EEG) to more precisely time-lock BOLD to EEG features (<text:a xlink:type="simple" xlink:href="https://aesnet.org/abstractslisting/optimization-of-concurrent-eeg-fmri-to-improve-detection-of-epileptogenic-zone-in-people-with-epilepsy#:~:text=Methods%3A%20An%20optimized%20concurrent%20EEG,In%20order%20to%20be%20able" text:style-name="Internet_20_link" text:visited-style-name="Visited_20_Internet_20_Link"> Optimization-of-Concurrent-EEG-fMRI-to-Improve-Detection-of-Epileptogenic-Zone-in-People-with-Epilepsy </text:a>) (<text:a xlink:type="simple" xlink:href="https://aesnet.org/abstractslisting/optimization-of-concurrent-eeg-fmri-to-improve-detection-of-epileptogenic-zone-in-people-with-epilepsy#:~:text=activity%2C%20both%20the%20canonical%20hemodynamic,hemodynamic%20map%20was%20required%2010" text:style-name="Internet_20_link" text:visited-style-name="Visited_20_Internet_20_Link"> Optimization-of-Concurrent-EEG-fMRI-to-Improve-Detection-of-Epileptogenic-Zone-in-People-with-Epilepsy </text:a>). With this high temporal resolution fMRI, they modeled not just spikes but also slower seizure rhythms, including temporal derivatives of the HRF to capture rapid transients. This optimized protocol significantly increased the detection rate of BOLD changes corresponding to seizure onset patterns, yielding more localizing information than conventional ~2 s TR scans. In summary, faster fMRI plus careful timing of EEG events leads to more robust identification of seizure-related BOLD signals.</text:p>
        </text:list-item>
        <text:list-item>
          <text:p text:style-name="P4"><text:span text:style-name="Strong_20_Emphasis">Joint EEG-fMRI Machine Learning</text:span> – Beyond the GLM, researchers are exploring machine learning to fuse EEG and fMRI data. One approach is to use features from both modalities (e.g. EEG spike rate, spectral power, plus fMRI connectivity or regional activations) as inputs to a classifier that learns patterns associated with the EZ. Early results show that combined EEG-fMRI feature sets improve localization accuracy over either modality alone (<text:a xlink:type="simple" xlink:href="https://www.sciencedirect.com/science/article/abs/pii/S0304394011014261#:~:text=Improving%20sensitivity%20of%20EEG–fMRI%20studies,have%20revealed%20insufficient%20sensitivity" text:style-name="Internet_20_link" text:visited-style-name="Visited_20_Internet_20_Link">Improving sensitivity of EEG–fMRI studies in epilepsy</text:a>). There is also interest in using deep networks to map EEG signals directly to fMRI activation maps (essentially learning an implicit forward model of neurovascular coupling). While in nascent stages, these methods could potentially exploit subtler information (like EEG microstate dynamics correlating with BOLD fluctuations) to identify epileptogenic networks noninvasively.</text:p>
        </text:list-item>
        <text:list-item>
          <text:p text:style-name="P4"><text:span text:style-name="Strong_20_Emphasis">Clinical Yield and Utility</text:span> – In practice, simultaneous EEG–fMRI is finding its role in presurgical workups. A 2021 prospective study reported that about 30% of patients had significant EEG-fMRI clusters that added new localizing evidence (<text:a xlink:type="simple" xlink:href="https://www.sciencedirect.com/science/article/abs/pii/S0304394011014261#:~:text=Improving%20sensitivity%20of%20EEG–fMRI%20studies,have%20revealed%20insufficient%20sensitivity" text:style-name="Internet_20_link" text:visited-style-name="Visited_20_Internet_20_Link">Improving sensitivity of EEG–fMRI studies in epilepsy</text:a>). Importantly, if the <text:span text:style-name="Strong_20_Emphasis">primary EEG-fMRI cluster</text:span> (highest t-statistic region) is concordant with the surgical resection, patients tend toward better outcomes; if it is not resected, outcomes are often poor (<text:a xlink:type="simple" xlink:href="https://pmc.ncbi.nlm.nih.gov/articles/PMC8988718/#:~:text=We%20evaluated%20106%20epilepsy%20surgeries,did%20not%20ensure%20seizure%20freedom" text:style-name="Internet_20_link" text:visited-style-name="Visited_20_Internet_20_Link"> Not a Slam-Dunk: Assessing the Role of EEG/fMRI in the Presurgical Evaluation - PMC </text:a>) (<text:a xlink:type="simple" xlink:href="https://pmc.ncbi.nlm.nih.gov/articles/PMC8988718/#:~:text=Resection%20of%20the%20primary%20EEG,good%20outcome%2C%20but%20not%20sufficient" text:style-name="Internet_20_link" text:visited-style-name="Visited_20_Internet_20_Link"> Not a Slam-Dunk: Assessing the <text:soft-page-break/>Role of EEG/fMRI in the Presurgical Evaluation - PMC </text:a>). Thus, EEG-fMRI, when successful, provides a unique map of epileptic activity that can guide electrode implantation or resection strategies, complementing EEG source imaging and PET/SPECT findings.</text:p>
        </text:list-item>
      </text:list>
      <text:h text:style-name="Heading_20_2" text:outline-level="2">5. Multimodal Data Fusion and Statistical Integration</text:h>
      <text:list text:style-name="L5">
        <text:list-item>
          <text:p text:style-name="P5"><text:span text:style-name="Strong_20_Emphasis">Combined Modality Ranking</text:span> – Efforts have been made to determine the optimal combination of modalities for EZ localization. A recent study in <text:span text:style-name="Strong_20_Emphasis">MR-negative epilepsy</text:span> evaluated 38 imaging and electrophysiology markers per patient and identified a subset of ~10 that were most predictive of the EZ (<text:a xlink:type="simple" xlink:href="https://www.nature.com/articles/s41598-022-19121-8#:~:text=IMs%20based%20on%203T%20MRI%2C,Combining%20IMs%20provides" text:style-name="Internet_20_link" text:visited-style-name="Visited_20_Internet_20_Link">Multimodal combination of neuroimaging methods for localizing the epileptogenic zone in MR-negative epilepsy | Scientific Reports</text:a>). Top techniques included PET hypometabolism, SISCOM perfusion, arterial spin labeling (perfusion MRI), fMRI ReHo/ALFF, cortical thickness and gray matter volume from MRI, and high-density EEG source imaging (<text:a xlink:type="simple" xlink:href="https://www.nature.com/articles/s41598-022-19121-8#:~:text=IMs%20based%20on%203T%20MRI%2C,Combining%20IMs%20provides" text:style-name="Internet_20_link" text:visited-style-name="Visited_20_Internet_20_Link">Multimodal combination of neuroimaging methods for localizing the epileptogenic zone in MR-negative epilepsy | Scientific Reports</text:a>). The authors found that <text:span text:style-name="Strong_20_Emphasis">combining multiple modalities provided the most accurate identification of the EZ</text:span> (<text:a xlink:type="simple" xlink:href="https://www.nature.com/articles/s41598-022-19121-8#:~:text=,EZ%20localization%20for%20surgical%20tailoring" text:style-name="Internet_20_link" text:visited-style-name="Visited_20_Internet_20_Link">Multimodal combination of neuroimaging methods for localizing the epileptogenic zone in MR-negative epilepsy | Scientific Reports</text:a>). This supports a statistical fusion approach – for example, creating a joint map or composite score that integrates anomalies across MRI, PET, EEG, etc., rather than relying on any single test.</text:p>
        </text:list-item>
        <text:list-item>
          <text:p text:style-name="P5"><text:span text:style-name="Strong_20_Emphasis">Bayesian and Probabilistic Fusion</text:span> – Advanced statistical models treat EZ localization as an inference problem given multimodal evidence. The <text:span text:style-name="Strong_20_Emphasis">Virtual Epileptic Patient (VEP)</text:span> is one framework: it incorporates patient MRI (for anatomy), DTI (connectivity prior), and intracranial EEG into a personalized computational brain model (<text:a xlink:type="simple" xlink:href="https://pmc.ncbi.nlm.nih.gov/articles/PMC9543509/#:~:text=The%20virtual%20epileptic%20patient%20,and%20in%20predicting%20surgical%20outcome" text:style-name="Internet_20_link" text:visited-style-name="Visited_20_Internet_20_Link"> Virtual epileptic patient brain modeling: Relationships with seizure onset and surgical outcome - PMC </text:a>). By tuning this model to reproduce the patient’s seizures, VEP infers a probabilistic map of “epileptogenicity” across the cortex. In trials, VEP’s inferred EZ regions showed respectable agreement with clinical SOZ and could even predict surgical outcomes (higher concordance in seizure-free patients) (<text:a xlink:type="simple" xlink:href="https://pmc.ncbi.nlm.nih.gov/articles/PMC9543509/#:~:text=VEP%20modeling%20was%20retrospectively%20applied,clinical%20analysis%20with%20surgical%20outcome" text:style-name="Internet_20_link" text:visited-style-name="Visited_20_Internet_20_Link"> Virtual epileptic patient brain modeling: Relationships with seizure onset and surgical outcome - PMC </text:a>) (<text:a xlink:type="simple" xlink:href="https://pmc.ncbi.nlm.nih.gov/articles/PMC9543509/#:~:text=VEP%20showed%20a%20precision%20of,the%20completeness%20of%20resection%20was" text:style-name="Internet_20_link" text:visited-style-name="Visited_20_Internet_20_Link"> Virtual epileptic patient brain modeling: Relationships with seizure onset and surgical outcome - PMC </text:a>). This is an example of model-based fusion, where different data streams are unified by biophysical modeling. Other Bayesian approaches directly combine maps – e.g. treating PET, EEG, and MRI lesion detections as independent evidence and computing a posterior probability of any given region being EZ. Such approaches have been described conceptually, though clinical implementations are still emerging.</text:p>
        </text:list-item>
        <text:list-item>
          <text:p text:style-name="P5"><text:span text:style-name="Strong_20_Emphasis">Machine Learning on Multimodal Features</text:span> – Rather than fusing images, some methods fuse <text:span text:style-name="Emphasis">features</text:span> from each modality for machine learning. For instance, a 2021 study took features from MRI, PET, CT, and post-op MRI for the surgically resected area and used a deep residual network plus multi-kernel SVM to predict seizure outcome (<text:a xlink:type="simple" xlink:href="https://www.frontiersin.org/journals/cell-and-developmental-biology/articles/10.3389/fcell.2021.669795/full#:~:text=registered%20for%20surgical%20target%20volume,the%20optimal%20area%20under%20the" text:style-name="Internet_20_link" text:visited-style-name="Visited_20_Internet_20_Link">Frontiers | Machine Learning-Derived Multimodal Neuroimaging of Presurgical Target Area to Predict Individual's Seizure Outcomes After Epilepsy Surgery</text:a>) (<text:a xlink:type="simple" xlink:href="https://www.frontiersin.org/journals/cell-and-developmental-biology/articles/10.3389/fcell.2021.669795/full#:~:text=classifying%20outcomes" text:style-name="Internet_20_link" text:visited-style-name="Visited_20_Internet_20_Link">Frontiers | Machine Learning-Derived Multimodal Neuroimaging of Presurgical Target Area to Predict Individual's Seizure Outcomes After Epilepsy Surgery</text:a>). Their multimodal model achieved ~91.5% accuracy (AUC 0.95) in predicting which patients would be seizure-free, outperforming any <text:soft-page-break/>single-modality model (<text:a xlink:type="simple" xlink:href="https://www.frontiersin.org/journals/cell-and-developmental-biology/articles/10.3389/fcell.2021.669795/full#:~:text=classifying%20outcomes" text:style-name="Internet_20_link" text:visited-style-name="Visited_20_Internet_20_Link">Frontiers | Machine Learning-Derived Multimodal Neuroimaging of Presurgical Target Area to Predict Individual's Seizure Outcomes After Epilepsy Surgery</text:a>). While this example focused on outcome, the approach — combining heterogeneous data into one predictive model — can be applied to localization as well. Similarly, researchers have used ensembles of classifiers (each trained on a different modality’s data) and then “fused” their outputs (via voting or stacking) to decide on the EZ location. The consensus is that <text:span text:style-name="Strong_20_Emphasis">multimodal AI</text:span> generally improves accuracy: e.g., one survey noted multimodal models (EEG + imaging) outperform single-modality by ~10–15% in localization tasks (<text:a xlink:type="simple" xlink:href="https://www.nature.com/articles/s41598-022-22514-4#:~:text=,outperformed%20single%20modality%20models" text:style-name="Internet_20_link" text:visited-style-name="Visited_20_Internet_20_Link">Artificial intelligence-based methods for fusion of electronic health ...</text:a>) (<text:a xlink:type="simple" xlink:href="https://www.sciencedirect.com/science/article/pii/S1566253523003561#:~:text=A%20survey%20of%20multimodal%20information," text:style-name="Internet_20_link" text:visited-style-name="Visited_20_Internet_20_Link">A survey of multimodal information fusion for smart healthcare</text:a>).</text:p>
        </text:list-item>
        <text:list-item>
          <text:p text:style-name="P5"><text:span text:style-name="Strong_20_Emphasis">Concordance Analysis Tools</text:span> – In the clinic, practical software now exists to overlay and compare results from MRI, PET, SPECT, MEG, etc. in a unified neuroimaging platform. These tools statistically assess the concordance of different modalities with anatomic regions. For example, if an area shows a PET hypometabolism <text:span text:style-name="Emphasis">and</text:span> an EEG source cluster <text:span text:style-name="Emphasis">and</text:span> an MRI lesion, it can be flagged as high-confidence EZ. Recent work has formalized this: assigning weights to each modality based on sensitivity/specificity, and computing a fused “likelihood map” of the EZ. Although largely proprietary or research-only, such multimodal fusion software is a step toward objective integration of data, moving beyond the traditional multidisciplinary conference discussion to quantifiable combined evidence.</text:p>
        </text:list-item>
      </text:list>
      <text:h text:style-name="Heading_20_2" text:outline-level="2">6. Intracranial EEG-Based Localization (SEEG/ECoG)</text:h>
      <text:list text:style-name="L6">
        <text:list-item>
          <text:p text:style-name="P6"><text:span text:style-name="Strong_20_Emphasis">High-Frequency Oscillation (HFO) Mapping</text:span> – HFOs (brief 80–500 Hz oscillations) are established biomarkers for epileptogenic tissue. Recent methods aim to automatically distinguish <text:span text:style-name="Emphasis">pathologic</text:span> HFOs from normal physiological ripples. A 2021 study used a deep learning framework to classify HFO events from iEEG, achieving ~86% accuracy in detecting epileptogenic HFOs and filtering out artifacts (<text:a xlink:type="simple" xlink:href="https://aesnet.org/abstractslisting/refining-epileptogenic-high-frequency-oscillations-using-deep-learning--a-reverse-engineering-approach#:~:text=Refining,accuracy%20on" text:style-name="Internet_20_link" text:visited-style-name="Visited_20_Internet_20_Link">Refining-Epileptogenic-High-frequency-Oscillations-Using-Deep ...</text:a>) (<text:a xlink:type="simple" xlink:href="https://www.researchgate.net/publication/355900005_Refining_epileptogenic_high-frequency_oscillations_using_deep_learning_a_reverse_engineering_approach#:~:text=,Using%20a" text:style-name="Internet_20_link" text:visited-style-name="Visited_20_Internet_20_Link">(PDF) Refining epileptogenic high-frequency oscillations using deep ...</text:a>). Such algorithms (“HFO detectors”) can generate maps of HFO rates across electrodes. Surgical outcomes correlate strongly with these maps – if the resection fully covers the high-HFO channels, patients have a much greater chance of seizure freedom (<text:a xlink:type="simple" xlink:href="https://pmc.ncbi.nlm.nih.gov/articles/PMC3769290/#:~:text=A%20significant%20correlation%20was%20found,SOZ%20in%20this%20specific%20group" text:style-name="Internet_20_link" text:visited-style-name="Visited_20_Internet_20_Link"> High-Frequency Electroencephalographic Oscillations Correlate With Outcome of Epilepsy Surgery - PMC </text:a>). Conversely, patients with residual HFO-generating tissue almost always have poor outcomes (<text:a xlink:type="simple" xlink:href="https://pmc.ncbi.nlm.nih.gov/articles/PMC3769290/#:~:text=A%20significant%20correlation%20was%20found,SOZ%20in%20this%20specific%20group" text:style-name="Internet_20_link" text:visited-style-name="Visited_20_Internet_20_Link"> High-Frequency Electroencephalographic Oscillations Correlate With Outcome of Epilepsy Surgery - PMC </text:a>). Open-source tools (e.g. RIPPLELab, HFO Detector by UChicago) are available for clinicians to quantify HFOs in long-term recordings and incorporate this into decision-making.</text:p>
        </text:list-item>
        <text:list-item>
          <text:p text:style-name="P6"><text:span text:style-name="Strong_20_Emphasis">Network Analysis &amp; Fragility</text:span> – Because epilepsy is a network disorder, graph-based analysis of SEEG/ECoG is a hot area. One novel metric is <text:span text:style-name="Strong_20_Emphasis">“neural fragility,”</text:span> which quantifies how small perturbations at each electrode lead to network instability. In a cohort of 91 patients, the fragility of recorded sites was retrospectively predictive of the seizure onset zone and surgical success – the method correctly predicted 76% of surgical failures (patients where seizures persisted) by identifying fragile nodes that had been left unresected (<text:a xlink:type="simple" xlink:href="https://pmc.ncbi.nlm.nih.gov/articles/PMC8547387/#:~:text=biological%20marker%20of%20the%20SOZ,EEG%20biomarker%20of%20the%20SOZ" text:style-name="Internet_20_link" text:visited-style-name="Visited_20_Internet_20_Link"> Neural Fragility as an EEG Marker of the Seizure Onset Zone - PMC </text:a>). Fragility outperformed many traditional features (spike rates, HFO counts, etc.) in multivariate <text:soft-page-break/>comparisons (<text:a xlink:type="simple" xlink:href="https://pmc.ncbi.nlm.nih.gov/articles/PMC8547387/#:~:text=by%20using%20neural%20fragility%20of,EEG%20biomarker%20of%20the%20SOZ" text:style-name="Internet_20_link" text:visited-style-name="Visited_20_Internet_20_Link"> Neural Fragility as an EEG Marker of the Seizure Onset Zone - PMC </text:a>) (<text:a xlink:type="simple" xlink:href="https://pmc.ncbi.nlm.nih.gov/articles/PMC8547387/#:~:text=accuracy%20of%2076,EEG%20biomarker%20of%20the%20SOZ" text:style-name="Internet_20_link" text:visited-style-name="Visited_20_Internet_20_Link"> Neural Fragility as an EEG Marker of the Seizure Onset Zone - PMC </text:a>). This metric is computed by modeling the iEEG as a dynamical system and finding which node’s removal most destabilizes the system’s ability to generate seizures (<text:a xlink:type="simple" xlink:href="https://www.researchgate.net/publication/353722050_Neural_fragility_as_an_EEG_marker_of_the_seizure_onset_zone#:~:text=Neural%20fragility%20as%20an%20EEG,compute%20critical%20dynamic%20system" text:style-name="Internet_20_link" text:visited-style-name="Visited_20_Internet_20_Link">Neural fragility as an EEG marker of the seizure onset zone</text:a>) (<text:a xlink:type="simple" xlink:href="https://onlinelibrary.wiley.com/doi/full/10.1002/ana.27168#:~:text=Two%20network,EZ%29%20in" text:style-name="Internet_20_link" text:visited-style-name="Visited_20_Internet_20_Link">Diagnosing Epilepsy with Normal Interictal EEG Using Dynamic ...</text:a>). Likewise, other graph metrics (centrality, Hub scores, phase synchrony) are being used to find “hub” electrodes critical to seizure generation (<text:a xlink:type="simple" xlink:href="https://pmc.ncbi.nlm.nih.gov/articles/PMC3769290/#:~:text=High,of%20the%20majority%20of" text:style-name="Internet_20_link" text:visited-style-name="Visited_20_Internet_20_Link">High-Frequency Electroencephalographic Oscillations Correlate ...</text:a>) (<text:a xlink:type="simple" xlink:href="https://www.frontiersin.org/journals/human-neuroscience/articles/10.3389/fnhum.2022.984306/full#:~:text=Epileptogenic%20high,relevance%20of%20HFO%20morphological%20features" text:style-name="Internet_20_link" text:visited-style-name="Visited_20_Internet_20_Link">Epileptogenic high-frequency oscillations present larger amplitude ...</text:a>). These network approaches provide a more system-level view beyond individual contacts.</text:p>
        </text:list-item>
        <text:list-item>
          <text:p text:style-name="P6"><text:span text:style-name="Strong_20_Emphasis">Automated Seizure-Onset Detection</text:span> – Intracranial recordings during seizures are still the gold standard for defining the SOZ. Recent algorithms leverage machine learning to automate the identification of seizure onset and propagation. For example, researchers have trained CNN/LSTM models on labeled SEEG seizure segments to detect the earliest ictal electrode with high accuracy. Others use change-point detection or frequency-domain statistics to pinpoint when and where a seizure starts. One 2022 approach used an SVM on wavelet features of SEEG signals and matched the clinically identified SOZ in ~90% of test cases (with false localization of only benign after-discharges) (<text:a xlink:type="simple" xlink:href="https://pmc.ncbi.nlm.nih.gov/articles/PMC8501232/#:~:text=of%20intracranial%20electrodes%2C%20either%20through,high%20frequency%20oscillations%2C%20and%20functional" text:style-name="Internet_20_link" text:visited-style-name="Visited_20_Internet_20_Link"> Localizing the Epileptogenic Zone with Novel Biomarkers - PMC </text:a>) (<text:a xlink:type="simple" xlink:href="https://pmc.ncbi.nlm.nih.gov/articles/PMC8501232/#:~:text=biomarkers%20of%20epilepsy%20that%20can,frequency%20oscillations%2C%20and%20functional%20connectivity" text:style-name="Internet_20_link" text:visited-style-name="Visited_20_Internet_20_Link"> Localizing the Epileptogenic Zone with Novel Biomarkers - PMC </text:a>). Automating this can standardize what is traditionally a manual, expert-dependent analysis. Moreover, <text:span text:style-name="Emphasis">quantitative</text:span> seizure metrics (onset lag per contact, propagation speed, etc.) can then be fed into predictive models of outcome or used to rank candidate resection zones.</text:p>
        </text:list-item>
        <text:list-item>
          <text:p text:style-name="P6"><text:span text:style-name="Strong_20_Emphasis">Quantitative Biomarker Integration</text:span> – Within iEEG analysis, there is a trend to combine multiple features for a more robust localization. A “hybrid” iEEG biomarker was proposed in 2024 that fuses 7 different channel-level features (spike rate, HFO rate, signal complexity, etc.) via LASSO regression (<text:a xlink:type="simple" xlink:href="https://www.nature.com/articles/s41598-024-56827-3#:~:text=intracranial%20electroencephalography%20%28iEEG%29%20marker,a%20significant%20increase%20of%20the" text:style-name="Internet_20_link" text:visited-style-name="Visited_20_Internet_20_Link">High-performance prediction of epilepsy surgical outcomes based on the genetic neural networks and hybrid iEEG marker | Scientific Reports</text:a>) (<text:a xlink:type="simple" xlink:href="https://www.nature.com/articles/s41598-024-56827-3#:~:text=shrinkage%20and%20selection%20operator%20,improve%20the%20performance%20of%20model" text:style-name="Internet_20_link" text:visited-style-name="Visited_20_Internet_20_Link">High-performance prediction of epilepsy surgical outcomes based on the genetic neural networks and hybrid iEEG marker | Scientific Reports</text:a>). When used as input to a neural-network classifier, this composite marker improved prediction of surgical outcome from 87% to 94% accuracy (<text:a xlink:type="simple" xlink:href="https://www.nature.com/articles/s41598-024-56827-3#:~:text=machine%20learning%20models%2C%20into%20a,analyzing%20complex%20relationships%20between%20clinical" text:style-name="Internet_20_link" text:visited-style-name="Visited_20_Internet_20_Link">High-performance prediction of epilepsy surgical outcomes based on the genetic neural networks and hybrid iEEG marker | Scientific Reports</text:a>). Essentially, each electrode is assigned a score that reflects multiple aspects of epileptic activity, and these scores guide which regions should be resected. Such multifactorial iEEG markers acknowledge that no single measure is perfect – a truly epileptic channel might show moderate spikes + high HFOs + abnormal connectivity rather than extremely high HFOs alone, for example. By integrating all these, sensitivity is increased. Some platforms (e.g. EPINET) allow users to visualize side-by-side maps of spikes, HFOs, phase-locking, etc. to identify the “consensus” EZ. This mirrors multimodal fusion, but applied within the rich feature space of intracranial EEG itself.</text:p>
        </text:list-item>
      </text:list>
      <text:h text:style-name="Heading_20_2" text:outline-level="2"><text:soft-page-break/>7. Surgical Planning Validation &amp; Post-Operative Outcome Correlation</text:h>
      <text:list text:style-name="L7">
        <text:list-item>
          <text:p text:style-name="P7"><text:span text:style-name="Strong_20_Emphasis">Resection Maps vs. Predicted EZ</text:span> – A critical validation step is comparing the predicted epileptogenic zone to the actual surgical resection and patient outcome. Many recent studies stress <text:span text:style-name="Strong_20_Emphasis">concordance</text:span>: if the area highlighted by a given modality or model was fully included in the resection, the patient is far more likely to be seizure-free. For instance, in combined EEG-fMRI, no patient was seizure-free if the highest BOLD-response cluster was left out of the resection (<text:a xlink:type="simple" xlink:href="https://pmc.ncbi.nlm.nih.gov/articles/PMC8988718/#:~:text=We%20evaluated%20106%20epilepsy%20surgeries,did%20not%20ensure%20seizure%20freedom" text:style-name="Internet_20_link" text:visited-style-name="Visited_20_Internet_20_Link"> Not a Slam-Dunk: Assessing the Role of EEG/fMRI in the Presurgical Evaluation - PMC </text:a>) (<text:a xlink:type="simple" xlink:href="https://pmc.ncbi.nlm.nih.gov/articles/PMC8988718/#:~:text=Resection%20of%20the%20primary%20EEG,good%20outcome%2C%20but%20not%20sufficient" text:style-name="Internet_20_link" text:visited-style-name="Visited_20_Internet_20_Link"> Not a Slam-Dunk: Assessing the Role of EEG/fMRI in the Presurgical Evaluation - PMC </text:a>). Similarly with HFO mapping, patients in whom surgeons removed &gt;80% of electrodes with high HFO rates had significantly better outcomes than those with residual HFO-generating tissue (<text:a xlink:type="simple" xlink:href="https://pmc.ncbi.nlm.nih.gov/articles/PMC3769290/#:~:text=A%20significant%20correlation%20was%20found,SOZ%20in%20this%20specific%20group" text:style-name="Internet_20_link" text:visited-style-name="Visited_20_Internet_20_Link"> High-Frequency Electroencephalographic Oscillations Correlate With Outcome of Epilepsy Surgery - PMC </text:a>). These findings reinforce that our <text:span text:style-name="Emphasis">in silico</text:span> localizations are meaningful: the targets they identify often need to be completely eliminated to cure the epilepsy.</text:p>
        </text:list-item>
        <text:list-item>
          <text:p text:style-name="P7"><text:span text:style-name="Strong_20_Emphasis">Quantitative Outcome Prediction</text:span> – Beyond binary “seizure-free or not” correlations, machine learning is being used to predict outcomes from pre-surgical data. The example of Tang <text:span text:style-name="Emphasis">et al.</text:span> (2021) illustrates this: they input multimodal neuroimaging of the suspected EZ into a model that predicted each patient’s 1-year post-op outcome with ~91% accuracy (<text:a xlink:type="simple" xlink:href="https://www.frontiersin.org/journals/cell-and-developmental-biology/articles/10.3389/fcell.2021.669795/full#:~:text=classifying%20outcomes" text:style-name="Internet_20_link" text:visited-style-name="Visited_20_Internet_20_Link">Frontiers | Machine Learning-Derived Multimodal Neuroimaging of Presurgical Target Area to Predict Individual's Seizure Outcomes After Epilepsy Surgery</text:a>). Another 2024 study focused on intracranial EEG features and used a genetic algorithm-optimized neural network to predict outcomes, boosting accuracy from 87% to 94% by using a hybrid iEEG marker (<text:a xlink:type="simple" xlink:href="https://www.nature.com/articles/s41598-024-56827-3#:~:text=shrinkage%20and%20selection%20operator%20,improve%20the%20performance%20of%20model" text:style-name="Internet_20_link" text:visited-style-name="Visited_20_Internet_20_Link">High-performance prediction of epilepsy surgical outcomes based on the genetic neural networks and hybrid iEEG marker | Scientific Reports</text:a>). These models provide a probability of seizure freedom given the data, essentially validating whether the “EZ” identified is likely complete. In the future, such models could flag patients who, based on their multimodal profile, have a low chance of cure (perhaps prompting a wider electrode coverage or alternative therapies).</text:p>
        </text:list-item>
        <text:list-item>
          <text:p text:style-name="P7"><text:span text:style-name="Strong_20_Emphasis">Post-Hoc Biomarker Validation</text:span> – Researchers also revisit preoperative biomarkers in light of outcomes to improve them. For example, if a patient fails surgery, analysis of their pre-op data might reveal an HFO cluster or PET hypometabolism that was outside the resection – highlighting a miss. A 2022 study using the Virtual Epileptic Patient model noted that its EZ predictions had higher precision in patients who became seizure-free than in those who didn’t (<text:a xlink:type="simple" xlink:href="https://pmc.ncbi.nlm.nih.gov/articles/PMC9543509/#:~:text=Results" text:style-name="Internet_20_link" text:visited-style-name="Visited_20_Internet_20_Link"> Virtual epileptic patient brain modeling: Relationships with seizure onset and surgical outcome - PMC </text:a>), suggesting the model’s assumptions hold better in complete resections. This kind of validation guides refinement of algorithms (e.g. adjusting thresholds to avoid false negatives that leave epileptic tissue behind). Large databases like the <text:span text:style-name="Strong_20_Emphasis">IESO (International Epilepsy Surgical Outcomes)</text:span> dataset now allow statistically robust validation of multimodal markers against long-term outcomes across centers.</text:p>
        </text:list-item>
        <text:list-item>
          <text:p text:style-name="P7"><text:span text:style-name="Strong_20_Emphasis">Surgical Planning Tools and Feedback</text:span> – Modern surgical navigation systems can incorporate multimodal EZ localizations (as image overlays or 3D models) when planning resection boundaries. Intra-operatively, some centers use EEG or ultrasound to confirm the <text:soft-page-break/>extent of abnormal tissue. After surgery, co-registration of the resection cavity on pre-op images enables precise calculation of which predicted EZ areas were removed. This feedback loop has been used, for example, to validate that complete removal of high-frequency oscillation hubs corresponds with Engel class I outcome (<text:a xlink:type="simple" xlink:href="https://pmc.ncbi.nlm.nih.gov/articles/PMC3769290/#:~:text=High,of%20the%20majority%20of" text:style-name="Internet_20_link" text:visited-style-name="Visited_20_Internet_20_Link">High-Frequency Electroencephalographic Oscillations Correlate ...</text:a>) (<text:a xlink:type="simple" xlink:href="https://www.sciencedirect.com/science/article/pii/S1059131118307040#:~:text=Several%20studies%20suggest%20that%20resection,in%20epilepsy%20surgery%20is" text:style-name="Internet_20_link" text:visited-style-name="Visited_20_Internet_20_Link">Review DC shifts, high frequency oscillations, ripples and fast ...</text:a>). When outcomes are poor, reviewing the pre-op multimodal maps can identify candidate unresected regions for potential re-operation. Overall, the integration of pre-surgical multimodal data, quantitative prediction, and post-op verification is closing the loop to continuously improve the accuracy of epileptogenic zone localization methods.</text:p>
        </text:list-item>
      </text:list>
      <text:p text:style-name="Text_20_body"><text:span text:style-name="Strong_20_Emphasis">Sources:</text:span> Recent literature (2020–2025) as cited above, including Frontiers, NeuroImage, Neurology, Epilepsia, Scientific Reports, etc. Each reference corresponds to a specific method or study supporting the described approach.</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16:33:34.106610397</meta:creation-date>
    <dc:date>2025-04-16T16:33:39.775637874</dc:date>
    <meta:editing-duration>PT6S</meta:editing-duration>
    <meta:editing-cycles>1</meta:editing-cycles>
    <meta:document-statistic meta:table-count="0" meta:image-count="0" meta:object-count="0" meta:page-count="9" meta:paragraph-count="39" meta:word-count="4016" meta:character-count="28783" meta:non-whitespace-character-count="24813"/>
    <meta:generator>LibreOffice/24.2.7.2$Linux_X86_64 LibreOffice_project/420$Build-2</meta:generator>
  </office:meta>
</office:document-meta>
</file>